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6aa4" officeooo:paragraph-rsid="00136aa4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officeooo:rsid="00150ac2" officeooo:paragraph-rsid="00150ac2" style:font-size-asian="10.5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50ac2" officeooo:paragraph-rsid="00150ac2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normal" officeooo:rsid="00150ac2" officeooo:paragraph-rsid="00150ac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6pt" fo:font-weight="bold" officeooo:rsid="00150ac2" officeooo:paragraph-rsid="00150ac2" style:font-size-asian="16pt" style:font-weight-asian="bold" style:font-size-complex="16pt" style:font-weight-complex="bold"/>
    </style:style>
    <style:style style:name="P6" style:family="paragraph" style:parent-style-name="Subtitle">
      <style:text-properties style:font-name="Times New Roman" fo:font-size="16pt" officeooo:rsid="00136aa4" officeooo:paragraph-rsid="00136aa4" style:font-size-asian="16pt" style:font-size-complex="16pt"/>
    </style:style>
    <style:style style:name="P7" style:family="paragraph" style:parent-style-name="Subtitle">
      <style:text-properties style:font-name="Times New Roman" fo:font-size="14pt" officeooo:rsid="00136aa4" officeooo:paragraph-rsid="00136aa4" style:font-size-asian="14pt" style:font-size-complex="14pt"/>
    </style:style>
    <style:style style:name="P8" style:family="paragraph" style:parent-style-name="Subtitle">
      <style:text-properties style:font-name="Times New Roman" fo:font-size="14pt" fo:font-weight="bold" officeooo:rsid="00150ac2" officeooo:paragraph-rsid="00150ac2" style:font-size-asian="14pt" style:font-weight-asian="bold" style:font-size-complex="14pt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itle" style:master-page-name="First_20_Page">
      <style:paragraph-properties style:page-number="auto"/>
      <style:text-properties style:font-name="Times New Roman" fo:font-size="18pt" officeooo:rsid="00136aa4" officeooo:paragraph-rsid="00136aa4" style:font-size-asian="18pt" style:font-size-complex="18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officeooo:rsid="0016719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solid" svg:stroke-width="0.0299in" svg:stroke-color="#000000" draw:marker-start-width="0.0445in" draw:marker-end-width="0.0445in" draw:fill-color="#000000" draw:textarea-horizontal-align="center" draw:textarea-vertical-align="middle" fo:padding-top="0.0146in" fo:padding-bottom="0.0146in" fo:padding-left="0.0146in" fo:padding-right="0.014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in" svg:stroke-color="#000000" draw:marker-start-width="0.0752in" draw:marker-end-width="0.0752in" draw:fill-color="#000000" draw:textarea-horizontal-align="center" draw:textarea-vertical-align="middle" fo:padding-top="0.0252in" fo:padding-bottom="0.0252in" fo:padding-left="0.0252in" fo:padding-right="0.025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99in" svg:stroke-color="#000000" draw:marker-start-width="0.0445in" draw:marker-end-width="0.0445in" draw:fill-color="#000000" draw:textarea-horizontal-align="center" draw:textarea-vertical-align="middle" fo:padding-top="0.0146in" fo:padding-bottom="0.0146in" fo:padding-left="0.0146in" fo:padding-right="0.0146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­</text:span>Smart Attendance System</text:p>
      <text:p text:style-name="P6">(Using face recognition)</text:p>
      <text:p text:style-name="P7">A final Year project proposal</text:p>
      <text:p text:style-name="P1"><draw:frame draw:style-name="fr1" draw:name="Frame1" text:anchor-type="paragraph" svg:x="1.7602in" svg:y="0.1311in" svg:width="3.0709in" draw:z-index="0"><draw:text-box fo:min-height="2.8028in"><text:p text:style-name="P9"><draw:line text:anchor-type="paragraph" draw:z-index="3" draw:name="Shape2" draw:style-name="gr3" draw:text-style-name="P11" svg:x1="2.022in" svg:y1="0.6366in" svg:x2="2.0339in" svg:y2="2.1476in"><text:p/></draw:line><draw:line text:anchor-type="paragraph" draw:z-index="1" draw:name="Shape3" draw:style-name="gr1" draw:text-style-name="P11" svg:x1="1.0925in" svg:y1="0.6626in" svg:x2="1.0925in" svg:y2="2.1736in"><text:p/></draw:line><draw:line text:anchor-type="paragraph" draw:z-index="2" draw:name="Shape1" draw:style-name="gr2" draw:text-style-name="P11" svg:x1="1.5681in" svg:y1="0.3354in" svg:x2="1.5799in" svg:y2="2.3819in"><text:p/></draw:lin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Submitted by:</text:p>
      <text:p text:style-name="P2">Anish Rai</text:p>
      <text:p text:style-name="P2">Govinda Bhandari</text:p>
      <text:p text:style-name="P2">Purshotam Budhathoki</text:p>
      <text:p text:style-name="P2">Sushan Ghimire</text:p>
      <text:p text:style-name="P2"/>
      <text:p text:style-name="P2"/>
      <text:p text:style-name="P3">Submitted to:</text:p>
      <text:p text:style-name="P5">Samriddhi College</text:p>
      <text:p text:style-name="P4">Tribhuvan University</text:p>
      <text:p text:style-name="P4">Lokanthali, Bhaktapur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1.6902in" fo:margin-left="0.5598in" fo:margin-right="0.5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55:07.905486010</meta:creation-date>
    <meta:print-date>2019-03-14T11:14:23.447734806</meta:print-date>
    <dc:date>2019-03-14T11:22:03.997274874</dc:date>
    <meta:editing-duration>PT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0" meta:character-count="220" meta:non-whitespace-character-count="203"/>
  </office:meta>
</office:document-meta>
</file>